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3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5"/>
        </table:table-row>
        <table:table-row table:style-name="ro2">
          <table:table-cell table:number-columns-repeated="3"/>
          <table:table-cell table:style-name="ce1" office:value-type="string" calcext:value-type="string" table:number-columns-spanned="2" table:number-rows-spanned="1">
            <text:p>Iteration </text:p>
            <text:p>1 000 000</text:p>
          </table:table-cell>
          <table:covered-table-cell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bject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 scor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90091088" calcext:value-type="float">
            <text:p>0.90091088</text:p>
          </table:table-cell>
          <table:table-cell office:value-type="float" office:value="0.847174" calcext:value-type="float">
            <text:p>0.847174</text:p>
          </table:table-cell>
          <table:table-cell office:value-type="float" office:value="0.986692" calcext:value-type="float">
            <text:p>0.986692</text:p>
          </table:table-cell>
          <table:table-cell office:value-type="float" office:value="0.911626" calcext:value-type="float">
            <text:p>0.9116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90423437" calcext:value-type="float">
            <text:p>0.90423437</text:p>
          </table:table-cell>
          <table:table-cell office:value-type="float" office:value="0.852881" calcext:value-type="float">
            <text:p>0.852881</text:p>
          </table:table-cell>
          <table:table-cell office:value-type="float" office:value="0.985029" calcext:value-type="float">
            <text:p>0.985029</text:p>
          </table:table-cell>
          <table:table-cell office:value-type="float" office:value="0.914204" calcext:value-type="float">
            <text:p>0.9142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84194978" calcext:value-type="float">
            <text:p>0.84194978</text:p>
          </table:table-cell>
          <table:table-cell office:value-type="float" office:value="0.76875" calcext:value-type="float">
            <text:p>0.76875</text:p>
          </table:table-cell>
          <table:table-cell office:value-type="float" office:value="0.993821" calcext:value-type="float">
            <text:p>0.993821</text:p>
          </table:table-cell>
          <table:table-cell office:value-type="float" office:value="0.866915" calcext:value-type="float">
            <text:p>0.8669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82213195" calcext:value-type="float">
            <text:p>0.82213195</text:p>
          </table:table-cell>
          <table:table-cell office:value-type="float" office:value="0.756737" calcext:value-type="float">
            <text:p>0.756737</text:p>
          </table:table-cell>
          <table:table-cell office:value-type="float" office:value="0.967681" calcext:value-type="float">
            <text:p>0.967681</text:p>
          </table:table-cell>
          <table:table-cell office:value-type="float" office:value="0.849306" calcext:value-type="float">
            <text:p>0.8493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72759724" calcext:value-type="float">
            <text:p>0.72759724</text:p>
          </table:table-cell>
          <table:table-cell office:value-type="float" office:value="0.655738" calcext:value-type="float">
            <text:p>0.655738</text:p>
          </table:table-cell>
          <table:table-cell office:value-type="float" office:value="0.998099" calcext:value-type="float">
            <text:p>0.998099</text:p>
          </table:table-cell>
          <table:table-cell office:value-type="float" office:value="0.791482" calcext:value-type="float">
            <text:p>0.7914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6526342" calcext:value-type="float">
            <text:p>0.76526342</text:p>
          </table:table-cell>
          <table:table-cell office:value-type="float" office:value="0.689009" calcext:value-type="float">
            <text:p>0.689009</text:p>
          </table:table-cell>
          <table:table-cell office:value-type="float" office:value="0.996673" calcext:value-type="float">
            <text:p>0.996673</text:p>
          </table:table-cell>
          <table:table-cell office:value-type="float" office:value="0.814764" calcext:value-type="float">
            <text:p>0.814764</text:p>
          </table:table-cell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100 000 <text:s text:c="2"/>25</text:p>
          </table:table-cell>
        </table:table-row>
        <table:table-row table:style-name="ro3">
          <table:table-cell/>
          <table:table-cell table:style-name="ce1"/>
          <table:table-cell table:style-name="ce2" office:value-type="string" calcext:value-type="string" table:number-columns-spanned="5" table:number-rows-spanned="1">
            <text:p>Iteration        Objects</text:p>
            <text:p>10 000              25</text:p>
          </table:table-cell>
          <table:covered-table-cell table:number-columns-repeated="4"/>
          <table:table-cell table:number-columns-repeated="2"/>
          <table:table-cell office:value-type="string" calcext:value-type="string">
            <text:p>momentum is 0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mentum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 score</text:p>
          </table:table-cell>
          <table:table-cell table:number-columns-repeated="2"/>
          <table:table-cell office:value-type="string" calcext:value-type="string">
            <text:p>accuracy is <text:s/>[0.85302806]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93623831" calcext:value-type="float">
            <text:p>0.93623831</text:p>
          </table:table-cell>
          <table:table-cell office:value-type="float" office:value="0.902663" calcext:value-type="float">
            <text:p>0.902663</text:p>
          </table:table-cell>
          <table:table-cell office:value-type="float" office:value="0.98289" calcext:value-type="float">
            <text:p>0.98289</text:p>
          </table:table-cell>
          <table:table-cell office:value-type="float" office:value="0.941069" calcext:value-type="float">
            <text:p>0.941069</text:p>
          </table:table-cell>
          <table:table-cell table:number-columns-repeated="2"/>
          <table:table-cell office:value-type="string" calcext:value-type="string">
            <text:p>precision is 0.802246</text:p>
          </table:table-cell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92331364" calcext:value-type="float">
            <text:p>0.92331364</text:p>
          </table:table-cell>
          <table:table-cell office:value-type="float" office:value="0.881464" calcext:value-type="float">
            <text:p>0.881464</text:p>
          </table:table-cell>
          <table:table-cell office:value-type="float" office:value="0.984316" calcext:value-type="float">
            <text:p>0.984316</text:p>
          </table:table-cell>
          <table:table-cell office:value-type="float" office:value="0.930055" calcext:value-type="float">
            <text:p>0.930055</text:p>
          </table:table-cell>
          <table:table-cell table:number-columns-repeated="2"/>
          <table:table-cell office:value-type="string" calcext:value-type="string">
            <text:p>recall is 0.95057</text:p>
          </table:table-cell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91999015" calcext:value-type="float">
            <text:p>0.91999015</text:p>
          </table:table-cell>
          <table:table-cell office:value-type="float" office:value="0.876747" calcext:value-type="float">
            <text:p>0.876747</text:p>
          </table:table-cell>
          <table:table-cell office:value-type="float" office:value="0.98384" calcext:value-type="float">
            <text:p>0.98384</text:p>
          </table:table-cell>
          <table:table-cell office:value-type="float" office:value="0.927212" calcext:value-type="float">
            <text:p>0.927212</text:p>
          </table:table-cell>
          <table:table-cell table:number-columns-repeated="2"/>
          <table:table-cell office:value-type="string" calcext:value-type="string">
            <text:p>F1 is 0.870133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91900542" calcext:value-type="float">
            <text:p>0.91900542</text:p>
          </table:table-cell>
          <table:table-cell office:value-type="float" office:value="0.875582" calcext:value-type="float">
            <text:p>0.875582</text:p>
          </table:table-cell>
          <table:table-cell office:value-type="float" office:value="0.983365" calcext:value-type="float">
            <text:p>0.983365</text:p>
          </table:table-cell>
          <table:table-cell office:value-type="float" office:value="0.926349" calcext:value-type="float">
            <text:p>0.926349</text:p>
          </table:table-cell>
          <table:table-cell table:number-columns-repeated="2"/>
          <table:table-cell office:value-type="string" calcext:value-type="string">
            <text:p>gradient norm is 0.59122</text:p>
          </table:table-cell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91900542" calcext:value-type="float">
            <text:p>0.91900542</text:p>
          </table:table-cell>
          <table:table-cell office:value-type="float" office:value="0.875582" calcext:value-type="float">
            <text:p>0.875582</text:p>
          </table:table-cell>
          <table:table-cell office:value-type="float" office:value="0.983365" calcext:value-type="float">
            <text:p>0.983365</text:p>
          </table:table-cell>
          <table:table-cell office:value-type="float" office:value="0.926349" calcext:value-type="float">
            <text:p>0.9263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91900542" calcext:value-type="float">
            <text:p>0.91900542</text:p>
          </table:table-cell>
          <table:table-cell office:value-type="float" office:value="0.875582" calcext:value-type="float">
            <text:p>0.875582</text:p>
          </table:table-cell>
          <table:table-cell office:value-type="float" office:value="0.983365" calcext:value-type="float">
            <text:p>0.983365</text:p>
          </table:table-cell>
          <table:table-cell office:value-type="float" office:value="0.926349" calcext:value-type="float">
            <text:p>0.9263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91900542" calcext:value-type="float">
            <text:p>0.91900542</text:p>
          </table:table-cell>
          <table:table-cell office:value-type="float" office:value="0.875582" calcext:value-type="float">
            <text:p>0.875582</text:p>
          </table:table-cell>
          <table:table-cell office:value-type="float" office:value="0.983365" calcext:value-type="float">
            <text:p>0.983365</text:p>
          </table:table-cell>
          <table:table-cell office:value-type="float" office:value="0.926349" calcext:value-type="float">
            <text:p>0.9263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91888232" calcext:value-type="float">
            <text:p>0.91888232</text:p>
          </table:table-cell>
          <table:table-cell office:value-type="float" office:value="0.875397" calcext:value-type="float">
            <text:p>0.875397</text:p>
          </table:table-cell>
          <table:table-cell office:value-type="float" office:value="0.983365" calcext:value-type="float">
            <text:p>0.983365</text:p>
          </table:table-cell>
          <table:table-cell office:value-type="float" office:value="0.926245" calcext:value-type="float">
            <text:p>0.92624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8:48:22.814883509</meta:creation-date>
    <dc:date>2023-11-29T01:23:55.114828810</dc:date>
    <meta:editing-duration>PT1H2M38S</meta:editing-duration>
    <meta:editing-cycles>1</meta:editing-cycles>
    <meta:document-statistic meta:table-count="1" meta:cell-count="89" meta:object-count="0"/>
    <meta:generator>LibreOffice/7.3.7.2$Linux_X86_64 LibreOffice_project/30$Build-2</meta:generator>
  </office:meta>
</office:document-meta>
</file>